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Персональное число года 6<text:s/><text:line-break/><text:line-break/>Шестой год в личном эпицикле — это год ответственности, обязательств, год семьи, любви, заботы. Год, когда на передний план выходят близкие, родственники, дети, отношения и семейные дела.<text:s/><text:line-break/><text:line-break/>В год шестерки важно позаботиться о своей семье: выстраивайте гармоничные отношения с родственниками и собой; служите тем, кто в этом нуждается — детям, ближнему окружению.<text:s/><text:line-break/><text:line-break/>Благоприятные возможности:<text:s/><text:line-break/><text:line-break/>Год научит вас отдавать заботу, сглаживать острые углы, находить компромиссы, нести ответственность — и вы потребуете того же от других. Вы сможете жить в согласии с близкими и собой в этом году, если приложите немного усилий. Год благоприятствует <text:s/>балансу между семьей и работой.<text:s/><text:line-break/><text:line-break/>В начале года составьте планы на него; постарайтесь достичь гармонии, иначе следующие годы могут привести к потерям отношений, денег, имущества, здоровья. Если у вас были конфликты с родителями или детьми, ссоры или разлука, то в этом году все наладится и появится возможность восстановить отношения.<text:s/><text:line-break/><text:line-break/>В этом году вы можете улучшить свое социальное положение. Денег вы будете зарабатывать достаточно, если поставите себе цель обеспечить ими семью. Соответственно, все, что укрепит семейные отношения, будет актуально: например, покупка дома, недвижимости, ремонт, семейный отпуск. Все, что вы отдадите в этом году, окупится сторицей в последующих.<text:s/><text:line-break/><text:line-break/>Личная жизнь:<text:s/><text:line-break/><text:line-break/>Возможно, захочется замуж — и это прекрасный год для брака. Если вы одиноки, то можете встретить партнера, с которым построите серьезные отношения и создадите семью. Встречи в этом году судьбоносные: пары быстро решают пожениться. Если вы уже в отношениях, то вероятность брака в этом году очень высока. Для родителей год принесет победы и успехи детей — при условии, что вы уделите им внимание.<text:s/><text:line-break/><text:line-break/>Развитие и карьера:<text:s/><text:line-break/><text:line-break/>В этом году хорошо строить карьеру, укреплять здоровье, заботиться о душевной гармонии (для этого можно, например, посещать спа-салоны). Примите участие в общественном проекте или новом семейном мероприятии. Причем очень важно удержать баланс между ответственностью, служением и выполнением своих обязанностей, не уходя в жертвен- ность. Иначе энергетическое истощение будет обеспечено.<text:s/><text:line-break/><text:line-break/>Юридические вопросы могут разрешиться благоприятным образом. Также год хорош для финансового инвестирования, долгосрочных планов, улучшения жилья, погашения кредитов, разрешения вопросов со счетами, выполнения финансовых обязательств. Год будет способствовать этому — если вы приложите немного усилий, то все сложится прекрасным образом.<text:s/><text:line-break/><text:soft-page-break/><text:line-break/>Основной мотив года:<text:s/><text:line-break/><text:line-break/>Близкие и окружающие будут в вас нуждаться и обращаться к вам за помощью, но не берите на себя больше, чем способны сделать, а обещанное обязательно выполняйте и тогда сможете усилить свой авторитет. Решайте проблемы по мере их возникновения.<text:s/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40:00Z</dc:date>
    <meta:template xlink:href="Normal.dotm" xlink:type="simple"/>
    <meta:editing-cycles>7</meta:editing-cycles>
    <meta:editing-duration>PT120S</meta:editing-duration>
    <meta:document-statistic meta:page-count="2" meta:paragraph-count="5" meta:word-count="416" meta:character-count="2784" meta:row-count="19" meta:non-whitespace-character-count="2373"/>
  </office:meta>
</office:document-meta>
</file>